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60.71mm" svg:height="143.17mm" svg:x="122.23mm" svg:y="6.11mm">
            <draw:object draw:notify-on-update-of-ranges="Arkusz1.A1:Arkusz1.A1 Arkusz1.A2:Arkusz1.A5 Arkusz1.B1:Arkusz1.B1 Arkusz1.B2:Arkusz1.B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Local Work 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C2:.D2])" office:value-type="float" office:value="149.6132" calcext:value-type="float">
            <text:p>149,6132</text:p>
          </table:table-cell>
          <table:table-cell office:value-type="float" office:value="149.6132" calcext:value-type="float">
            <text:p>149,61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C3:.D3])" office:value-type="float" office:value="149.59215" calcext:value-type="float">
            <text:p>149,59215</text:p>
          </table:table-cell>
          <table:table-cell office:value-type="float" office:value="149.384" calcext:value-type="float">
            <text:p>149,384</text:p>
          </table:table-cell>
          <table:table-cell office:value-type="float" office:value="149.8003" calcext:value-type="float">
            <text:p>149,80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C4:.D4])" office:value-type="float" office:value="148.0225" calcext:value-type="float">
            <text:p>148,0225</text:p>
          </table:table-cell>
          <table:table-cell office:value-type="float" office:value="150.7252" calcext:value-type="float">
            <text:p>150,7252</text:p>
          </table:table-cell>
          <table:table-cell table:style-name="ce2" office:value-type="float" office:value="145.3198" calcext:value-type="float">
            <text:p>145,31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C5:.D5])" office:value-type="float" office:value="146.8443" calcext:value-type="float">
            <text:p>146,8443</text:p>
          </table:table-cell>
          <table:table-cell table:style-name="ce2" office:value-type="float" office:value="147.8025" calcext:value-type="float">
            <text:p>147,8025</text:p>
          </table:table-cell>
          <table:table-cell table:style-name="ce2" office:value-type="float" office:value="145.8861" calcext:value-type="float">
            <text:p>145,8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2:28.556983445</meta:creation-date>
    <dc:date>2015-06-10T20:30:16.438661136</dc:date>
    <meta:editing-duration>PT17M48S</meta:editing-duration>
    <meta:editing-cycles>2</meta:editing-cycles>
    <meta:generator>LibreOffice/4.4.2.2$Linux_X86_64 LibreOffice_project/40m0$Build-2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72cm" svg:height="14.318cm" xlink:href=".." xlink:type="simple" chart:class="chart:bar" chart:style-name="ch1">
        <chart:title svg:x="7.608cm" svg:y="0.422cm" chart:style-name="ch2">
          <text:p>Zależność czasu obliczeń od rozmiaru grupy roboczej</text:p>
        </chart:title>
        <chart:plot-area chart:style-name="ch3" table:cell-range-address="Arkusz1.A1:Arkusz1.B5" chart:data-source-has-labels="both" svg:x="1.532cm" svg:y="1.513cm" svg:width="24.019cm" svg:height="11.538cm">
          <chartooo:coordinate-region svg:x="2.63cm" svg:y="1.713cm" svg:width="22.921cm" svg:height="10.692cm"/>
          <chart:axis chart:dimension="x" chart:name="primary-x" chart:style-name="ch4" chartooo:axis-type="auto">
            <chartooo:date-scale/>
            <chart:title svg:x="11.764cm" svg:y="13.337cm" chart:style-name="ch5">
              <text:p>Rozmiar grupy roboczej</text:p>
            </chart:title>
            <chart:categories table:cell-range-address="Arkusz1.A2:Arkusz1.A5"/>
          </chart:axis>
          <chart:axis chart:dimension="y" chart:name="primary-y" chart:style-name="ch6">
            <chart:title svg:x="0.451cm" svg:y="7.908cm" chart:style-name="ch7">
              <text:p>Czas [s]</text:p>
            </chart:title>
            <chart:grid chart:style-name="ch8" chart:class="major"/>
          </chart:axis>
          <chart:series chart:style-name="ch9" chart:values-cell-range-address="Arkusz1.B2:Arkusz1.B5" chart:label-cell-address="Arkusz1.B1:Arkusz1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Arkusz1.A2:Arkusz1.A5</svg:desc>
                </draw:g>
              </table:table-cell>
              <table:table-cell office:value-type="float" office:value="149.6132">
                <text:p>149.6132</text:p>
                <draw:g>
                  <svg:desc>Arkusz1.B2:Arkusz1.B5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.59215">
                <text:p>149.59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8.0225">
                <text:p>148.02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6.8443">
                <text:p>146.8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